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26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ALITY (126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ACTION (126:2-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REACTION (126:2-3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Among the people (126:2-3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Among the pagans (126:2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26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REALITY (126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REACTION (126:2-3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REQUEST (126:4-6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REQUEST (126:4-6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petition (126: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promise (126:5-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SALM 126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THE REALITY (126: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REACTION (126:2-3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HE REQUEST (126:4-6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6 </dc:title>
    <meta:initial-creator>David STRICKLAND</meta:initial-creator>
    <dc:creator>David STRICKLAND</dc:creator>
    <meta:creation-date>2020-02-23T23:21:02Z</meta:creation-date>
    <dc:date>2020-02-23T23:21:03Z</dc:date>
    <meta:template xlink:href="BibleStudy" xlink:type="simple"/>
    <meta:editing-cycles>1</meta:editing-cycles>
    <meta:editing-duration>PT0S</meta:editing-duration>
    <meta:document-statistic meta:paragraph-count="17" meta:word-count="82"/>
  </office:meta>
</office:document-meta>
</file>